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785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-0.0785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-0.0785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2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3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 fo:background-color="#ffffff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color="#545454" style:font-name="Arial" fo:font-size="11pt" fo:font-weight="bold" style:font-name-asian="Arial1" style:font-size-asian="11pt" style:font-weight-asian="bold" style:font-name-complex="Arial1" style:font-size-complex="11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Iskolenda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Christel Espino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03/22/2019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5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4">UC3.1-S0: Successful viewing of personal calendar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8"><text:span text:style-name="T16">✓</text:span></text:p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4">UC3.1-S1: Successful joining of an event (add to personal calendar)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4">UC3.1-S2: Invalid: Event has reached max. participants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4">UC3.1-S3: Invalid: Student's college / degree program is out of scope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4">UC3.1-S4: Invalid: Student already exists as participant in event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4">UC3.1-S7: Invalid: No database connection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4">UC3.2-S8: Successful remove event 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7"><text:span text:style-name="T3">6/7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><text:soft-page-break/></text:p>
      <text:p text:style-name="Standard"><text:span text:style-name="T3">Tester's Comments:</text:span></text:p>
      <text:p text:style-name="P18"><text:span text:style-name="T3">Fix UI of calendars</text:span></text:p>
      <text:p text:style-name="P5"><text:span text:style-name="T3"><text:tab/>Fix display of scope in event detail</text:span></text:p>
      <text:p text:style-name="P5"><text:span text:style-name="T3"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9"><text:span text:style-name="T5">Usability Goals:</text:span></text:p>
      <text:list xml:id="list4286758669" text:style-name="WWNum1">
        <text:list-item>
          <text:p text:style-name="P23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2">Nielsen's Usability Heuristics</text:span></text:p>
          </table:table-cell>
          <table:table-cell table:style-name="Table3.A1" table:number-columns-spanned="5" office:value-type="string">
            <text:p text:style-name="P6"><text:span text:style-name="T12"><text:s/>Strongly <text:s text:c="70"/>Strongly</text:span></text:p>
            <text:p text:style-name="P6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</table:table>
      <text:list xml:id="list15811878943610" text:continue-numbering="true" text:style-name="WWNum1">
        <text:list-item>
          <text:p text:style-name="P21"/>
        </text:list-item>
        <text:list-item>
          <text:p text:style-name="P22"><text:span text:style-name="T3">Reviewer’s Comments:<text:line-break/></text:span></text:p>
        </text:list-item>
      </text:list>
      <text:p text:style-name="Standard"><text:span text:style-name="T3"><text:tab/>Fix display of error messag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72" meta:word-count="225" meta:character-count="1531" meta:non-whitespace-character-count="1219"/>
    <meta:generator>LibreOfficeDev/6.0.5.2$Linux_X86_64 LibreOffice_project/</meta:generator>
  </office:meta>
</office:document-meta>
</file>